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0FA00000075C0036372.png" manifest:media-type="image/png"/>
  <manifest:file-entry manifest:full-path="Pictures/10000201000000FA0000005B6CD0AC05.png" manifest:media-type="image/png"/>
  <manifest:file-entry manifest:full-path="Pictures/100002010000007D0000007D829FA231.png" manifest:media-type="image/png"/>
  <manifest:file-entry manifest:full-path="Pictures/10000201000002D800000190655D010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333333" draw:marker-start-width="0.35cm" draw:marker-end-width="0.35cm" draw:fill="none" draw:fill-color="#cccccc" draw:textarea-vertical-align="middle" draw:auto-grow-height="false" fo:min-height="0cm" fo:min-width="0cm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9.2cm" svg:height="3.5cm" svg:x="1cm" svg:y="1cm">
          <draw:image xlink:href="Pictures/10000201000000FA0000005B6CD0AC05.png" xlink:type="simple" xlink:show="embed" xlink:actuate="onLoad">
            <text:p/>
          </draw:image>
        </draw:frame>
        <draw:frame draw:style-name="gr1" draw:text-style-name="P1" draw:layer="layout" svg:width="8.5cm" svg:height="3.832cm" svg:x="11.3cm" svg:y="5.4cm">
          <draw:image xlink:href="Pictures/10000201000000FA00000075C0036372.png" xlink:type="simple" xlink:show="embed" xlink:actuate="onLoad">
            <text:p/>
          </draw:image>
        </draw:frame>
        <draw:frame draw:style-name="gr1" draw:text-style-name="P1" draw:layer="layout" svg:width="3.547cm" svg:height="3.501cm" svg:x="3.653cm" svg:y="10.5cm">
          <draw:image xlink:href="Pictures/100002010000007D0000007D829FA231.png" xlink:type="simple" xlink:show="embed" xlink:actuate="onLoad">
            <text:p/>
          </draw:image>
        </draw:frame>
        <draw:frame draw:style-name="gr1" draw:text-style-name="P1" draw:layer="layout" svg:width="8.9cm" svg:height="4.5cm" svg:x="11.1cm" svg:y="14.7cm">
          <draw:image xlink:href="Pictures/10000201000002D800000190655D0104.png" xlink:type="simple" xlink:show="embed" xlink:actuate="onLoad">
            <text:p/>
          </draw:image>
        </draw:frame>
        <draw:custom-shape draw:style-name="gr2" draw:text-style-name="P1" draw:layer="layout" svg:width="3.8cm" svg:height="3.5cm" svg:x="11.3cm" svg:y="2.5cm">
          <text:p/>
          <draw:enhanced-geometry svg:viewBox="0 0 21600 21600" draw:text-areas="0 0 21600 21600" draw:type="circular-arrow" draw:modifiers="-90.0762844570077 -2.0219319660758 8481.0498801124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" draw:text-style-name="P1" draw:layer="layout" svg:width="3.8cm" svg:height="3.5cm" svg:x="6.1cm" svg:y="6.6cm">
          <text:p/>
          <draw:enhanced-geometry svg:viewBox="0 0 21600 21600" draw:text-areas="0 0 21600 21600" draw:mirror-horizontal="true" draw:type="circular-arrow" draw:modifiers="-90.0762844570077 -2.0219319660758 8481.0498801124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" draw:text-style-name="P1" draw:layer="layout" svg:width="3.8cm" svg:height="3.5cm" svg:x="10.7cm" svg:y="11.3cm">
          <text:p/>
          <draw:enhanced-geometry svg:viewBox="0 0 21600 21600" draw:text-areas="0 0 21600 21600" draw:type="circular-arrow" draw:modifiers="-90.0762844570077 -2.0219319660758 8481.0498801124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ertrand Chevrier</meta:initial-creator>
    <meta:creation-date>2013-05-21T22:46:56</meta:creation-date>
    <dc:date>2013-05-21T22:54:24</dc:date>
    <dc:creator>Bertrand Chevrier</dc:creator>
    <meta:editing-duration>P0D</meta:editing-duration>
    <meta:editing-cycles>1</meta:editing-cycles>
    <meta:document-statistic meta:object-count="7"/>
    <meta:generator>LibreOffice/3.5$Linux_X86_64 LibreOffice_project/350m1$Build-2</meta:generator>
  </office:meta>
</office:document-meta>
</file>